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2.3495cm"/>
    </style:style>
    <style:style style:name="co5" style:family="table-column">
      <style:table-column-properties fo:break-before="auto" style:column-width="3.78883333333333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3.429cm"/>
    </style:style>
    <style:style style:name="co9" style:family="table-column">
      <style:table-column-properties fo:break-before="auto" style:column-width="3.85233333333333cm"/>
    </style:style>
    <style:style style:name="co10" style:family="table-column">
      <style:table-column-properties fo:break-before="auto" style:column-width="2.7305cm"/>
    </style:style>
    <style:style style:name="co11" style:family="table-column">
      <style:table-column-properties fo:break-before="auto" style:column-width="9.10166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STUDENT<text:s/></text:p>
          </table:table-cell>
          <table:table-cell office:value-type="string" table:style-name="ce1">
            <text:p>MATHS</text:p>
          </table:table-cell>
          <table:table-cell office:value-type="string" table:style-name="ce1">
            <text:p>PHYSIS</text:p>
          </table:table-cell>
          <table:table-cell office:value-type="string" table:style-name="ce1">
            <text:p>CHEMISTRY</text:p>
          </table:table-cell>
          <table:table-cell office:value-type="string" table:style-name="ce1">
            <text:p>OVERALL TOTAL</text:p>
          </table:table-cell>
          <table:table-cell office:value-type="string" table:style-name="ce1">
            <text:p>GRAND TOTAL</text:p>
          </table:table-cell>
          <table:table-cell office:value-type="string" table:style-name="ce4">
            <text:p>more than 80 in maths</text:p>
          </table:table-cell>
          <table:table-cell office:value-type="string" table:style-name="ce3">
            <text:p>PHY and maths</text:p>
          </table:table-cell>
          <table:table-cell office:value-type="string" table:style-name="ce1">
            <text:p>maths or phy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Not around the func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OHN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300" table:style-name="ce1">
            <text:p>300</text:p>
          </table:table-cell>
          <table:table-cell office:value-type="float" office:value="249" table:formula="of:=SUM([.B2:.D2])" table:style-name="ce1">
            <text:p>249</text:p>
          </table:table-cell>
          <table:table-cell office:value-type="boolean" office:boolean-value="false" table:formula="of:=[.B2]&gt;80" table:style-name="ce1">
            <text:p>FALSE</text:p>
          </table:table-cell>
          <table:table-cell office:value-type="boolean" office:boolean-value="false" table:formula="of:=AND([.B2]&gt;80;[.C2]&gt;80)" table:style-name="ce1">
            <text:p>FALSE</text:p>
          </table:table-cell>
          <table:table-cell office:value-type="boolean" office:boolean-value="true" table:formula="of:=OR([.B2]&gt;80;[.C2]&gt;80)" table:style-name="ce1">
            <text:p>TRUE</text:p>
          </table:table-cell>
          <table:table-cell office:value-type="boolean" office:boolean-value="false" table:formula="of:=NOT([.I2])" table:style-name="ce1">
            <text:p>FALSE</text:p>
          </table:table-cell>
          <table:table-cell office:value-type="boolean" office:boolean-value="false" table:formula="of:=NOT(OR([.B2]&gt;80;[.C2]&gt;80))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AM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300" table:style-name="ce1">
            <text:p>300</text:p>
          </table:table-cell>
          <table:table-cell office:value-type="float" office:value="180" table:formula="of:=SUM([.B3:.D3])" table:style-name="ce1">
            <text:p>180</text:p>
          </table:table-cell>
          <table:table-cell office:value-type="boolean" office:boolean-value="false" table:formula="of:=[.B3]&gt;80" table:style-name="ce1">
            <text:p>FALSE</text:p>
          </table:table-cell>
          <table:table-cell office:value-type="boolean" office:boolean-value="false" table:formula="of:=AND([.B3]&gt;80;[.C3]&gt;80)" table:style-name="ce1">
            <text:p>FALSE</text:p>
          </table:table-cell>
          <table:table-cell office:value-type="boolean" office:boolean-value="false" table:formula="of:=OR([.B3]&gt;80;[.C3]&gt;80)" table:style-name="ce1">
            <text:p>FALSE</text:p>
          </table:table-cell>
          <table:table-cell office:value-type="boolean" office:boolean-value="true" table:formula="of:=NOT([.I3])" table:style-name="ce1">
            <text:p>TRUE</text:p>
          </table:table-cell>
          <table:table-cell office:value-type="boolean" office:boolean-value="true" table:formula="of:=NOT(OR([.B3]&gt;80;[.C3]&gt;80))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PE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office:value-type="float" office:value="300" table:style-name="ce1">
            <text:p>300</text:p>
          </table:table-cell>
          <table:table-cell office:value-type="float" office:value="289" table:formula="of:=SUM([.B4:.D4])" table:style-name="ce1">
            <text:p>289</text:p>
          </table:table-cell>
          <table:table-cell office:value-type="boolean" office:boolean-value="true" table:formula="of:=[.B4]&gt;80" table:style-name="ce1">
            <text:p>TRUE</text:p>
          </table:table-cell>
          <table:table-cell office:value-type="boolean" office:boolean-value="true" table:formula="of:=AND([.B4]&gt;80;[.C4]&gt;80)" table:style-name="ce1">
            <text:p>TRUE</text:p>
          </table:table-cell>
          <table:table-cell office:value-type="boolean" office:boolean-value="true" table:formula="of:=OR([.B4]&gt;80;[.C4]&gt;80)" table:style-name="ce1">
            <text:p>TRUE</text:p>
          </table:table-cell>
          <table:table-cell office:value-type="boolean" office:boolean-value="false" table:formula="of:=NOT([.I4])" table:style-name="ce1">
            <text:p>FALSE</text:p>
          </table:table-cell>
          <table:table-cell office:value-type="boolean" office:boolean-value="false" table:formula="of:=NOT(OR([.B4]&gt;80;[.C4]&gt;80))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LU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office:value-type="float" office:value="300" table:style-name="ce1">
            <text:p>300</text:p>
          </table:table-cell>
          <table:table-cell office:value-type="float" office:value="209" table:formula="of:=SUM([.B5:.D5])" table:style-name="ce1">
            <text:p>209</text:p>
          </table:table-cell>
          <table:table-cell office:value-type="boolean" office:boolean-value="false" table:formula="of:=[.B5]&gt;80" table:style-name="ce1">
            <text:p>FALSE</text:p>
          </table:table-cell>
          <table:table-cell office:value-type="boolean" office:boolean-value="false" table:formula="of:=AND([.B5]&gt;80;[.C5]&gt;80)" table:style-name="ce1">
            <text:p>FALSE</text:p>
          </table:table-cell>
          <table:table-cell office:value-type="boolean" office:boolean-value="false" table:formula="of:=OR([.B5]&gt;80;[.C5]&gt;80)" table:style-name="ce1">
            <text:p>FALSE</text:p>
          </table:table-cell>
          <table:table-cell office:value-type="boolean" office:boolean-value="true" table:formula="of:=NOT([.I5])" table:style-name="ce1">
            <text:p>TRUE</text:p>
          </table:table-cell>
          <table:table-cell office:value-type="boolean" office:boolean-value="true" table:formula="of:=NOT(OR([.B5]&gt;80;[.C5]&gt;80))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AM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300" table:style-name="ce1">
            <text:p>300</text:p>
          </table:table-cell>
          <table:table-cell office:value-type="float" office:value="221" table:formula="of:=SUM([.B6:.D6])" table:style-name="ce1">
            <text:p>221</text:p>
          </table:table-cell>
          <table:table-cell office:value-type="boolean" office:boolean-value="true" table:formula="of:=[.B6]&gt;80" table:style-name="ce1">
            <text:p>TRUE</text:p>
          </table:table-cell>
          <table:table-cell office:value-type="boolean" office:boolean-value="false" table:formula="of:=AND([.B6]&gt;80;[.C6]&gt;80)" table:style-name="ce1">
            <text:p>FALSE</text:p>
          </table:table-cell>
          <table:table-cell office:value-type="boolean" office:boolean-value="true" table:formula="of:=OR([.B6]&gt;80;[.C6]&gt;80)" table:style-name="ce1">
            <text:p>TRUE</text:p>
          </table:table-cell>
          <table:table-cell office:value-type="boolean" office:boolean-value="false" table:formula="of:=NOT([.I6])" table:style-name="ce1">
            <text:p>FALSE</text:p>
          </table:table-cell>
          <table:table-cell office:value-type="boolean" office:boolean-value="false" table:formula="of:=NOT(OR([.B6]&gt;80;[.C6]&gt;80))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NA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office:value-type="float" office:value="300" table:style-name="ce1">
            <text:p>300</text:p>
          </table:table-cell>
          <table:table-cell office:value-type="float" office:value="212" table:formula="of:=SUM([.B7:.D7])" table:style-name="ce1">
            <text:p>212</text:p>
          </table:table-cell>
          <table:table-cell office:value-type="boolean" office:boolean-value="false" table:formula="of:=[.B7]&gt;80" table:style-name="ce1">
            <text:p>FALSE</text:p>
          </table:table-cell>
          <table:table-cell office:value-type="boolean" office:boolean-value="false" table:formula="of:=AND([.B7]&gt;80;[.C7]&gt;80)" table:style-name="ce1">
            <text:p>FALSE</text:p>
          </table:table-cell>
          <table:table-cell office:value-type="boolean" office:boolean-value="false" table:formula="of:=OR([.B7]&gt;80;[.C7]&gt;80)" table:style-name="ce1">
            <text:p>FALSE</text:p>
          </table:table-cell>
          <table:table-cell office:value-type="boolean" office:boolean-value="true" table:formula="of:=NOT([.I7])" table:style-name="ce1">
            <text:p>TRUE</text:p>
          </table:table-cell>
          <table:table-cell office:value-type="boolean" office:boolean-value="true" table:formula="of:=NOT(OR([.B7]&gt;80;[.C7]&gt;80))" table:style-name="ce1">
            <text:p>TRUE</text:p>
          </table:table-cell>
          <table:table-cell table:number-columns-repeated="1637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563904" table:formula="of:=PRODUCT([.B2:.D2])" table:style-name="ce1">
            <text:p>563904</text:p>
          </table:table-cell>
          <table:table-cell office:value-type="string" table:style-name="ce5">
            <text:p>Example of AND logical Operati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if the student has scored more than 80 in maths and physics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OR conditi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if the student has scored more than 80 in maths or physics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STUDENT<text:s/></text:p>
          </table:table-cell>
          <table:table-cell office:value-type="string" table:style-name="ce1">
            <text:p>MATHS</text:p>
          </table:table-cell>
          <table:table-cell office:value-type="string" table:style-name="ce1">
            <text:p>PHYSIS</text:p>
          </table:table-cell>
          <table:table-cell office:value-type="string" table:style-name="ce1">
            <text:p>CHEMISTRY</text:p>
          </table:table-cell>
          <table:table-cell table:style-name="ce1"/>
          <table:table-cell office:value-type="string" table:style-name="ce1">
            <text:p>OVERALL TOTAL</text:p>
          </table:table-cell>
          <table:table-cell office:value-type="string" table:style-name="ce1">
            <text:p>GRAND TOTAL</text:p>
          </table:table-cell>
          <table:table-cell office:value-type="string" table:style-name="ce1">
            <text:p>more than 80 in maths</text:p>
          </table:table-cell>
          <table:table-cell office:value-type="string" table:style-name="ce1">
            <text:p>PHY and maths</text:p>
          </table:table-cell>
          <table:table-cell office:value-type="string" table:style-name="ce1">
            <text:p>maths or phy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Not around the function</text:p>
          </table:table-cell>
          <table:table-cell office:value-type="string" table:style-name="ce1">
            <text:p>Scholarship[</text:p>
          </table:table-cell>
          <table:table-cell office:value-type="string" table:style-name="ce1">
            <text:p><text:s/>state scholarship for students that score&gt;80 in both math and physic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OHN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249" table:style-name="ce1">
            <text:p>24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office:string-value="noscholarship," table:formula="of:=IF([.B2]&gt;90;&quot;scholarship&quot;;&quot;noscholarship,&quot;)" table:style-name="ce1">
            <text:p>noscholarship,</text:p>
          </table:table-cell>
          <table:table-cell office:value-type="string" office:string-value="noscholarship" table:formula="of:=IF(AND([.B2]&gt;80;[.C2]&gt;80);&quot;scholarship&quot;;&quot;noscholarship&quot;)" table:style-name="ce1">
            <text:p>noscholarship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AM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80" table:style-name="ce1">
            <text:p>18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oscholarship," table:formula="of:=IF([.B3]&gt;90;&quot;scholarship&quot;;&quot;noscholarship,&quot;)" table:style-name="ce1">
            <text:p>noscholarship,</text:p>
          </table:table-cell>
          <table:table-cell office:value-type="string" office:string-value="noscholarship" table:formula="of:=IF(AND([.B3]&gt;80;[.C3]&gt;80);&quot;scholarship&quot;;&quot;noscholarship&quot;)" table:style-name="ce1">
            <text:p>noscholarship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OPE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289" table:style-name="ce1">
            <text:p>2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office:string-value="scholarship" table:formula="of:=IF([.B4]&gt;90;&quot;scholarship&quot;;&quot;noscholarship,&quot;)" table:style-name="ce1">
            <text:p>scholarship</text:p>
          </table:table-cell>
          <table:table-cell office:value-type="string" office:string-value="scholarship" table:formula="of:=IF(AND([.B4]&gt;80;[.C4]&gt;80);&quot;scholarship&quot;;&quot;noscholarship&quot;)" table:style-name="ce1">
            <text:p>scholarship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OLU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209" table:style-name="ce1">
            <text:p>209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oscholarship," table:formula="of:=IF([.B5]&gt;90;&quot;scholarship&quot;;&quot;noscholarship,&quot;)" table:style-name="ce1">
            <text:p>noscholarship,</text:p>
          </table:table-cell>
          <table:table-cell office:value-type="string" office:string-value="noscholarship" table:formula="of:=IF(AND([.B5]&gt;80;[.C5]&gt;80);&quot;scholarship&quot;;&quot;noscholarship&quot;)" table:style-name="ce1">
            <text:p>noscholarship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AM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221" table:style-name="ce1">
            <text:p>22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office:string-value="scholarship" table:formula="of:=IF([.B6]&gt;90;&quot;scholarship&quot;;&quot;noscholarship,&quot;)" table:style-name="ce1">
            <text:p>scholarship</text:p>
          </table:table-cell>
          <table:table-cell office:value-type="string" office:string-value="noscholarship" table:formula="of:=IF(AND([.B6]&gt;80;[.C6]&gt;80);&quot;scholarship&quot;;&quot;noscholarship&quot;)" table:style-name="ce1">
            <text:p>noscholarship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NA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212" table:style-name="ce1">
            <text:p>21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oscholarship," table:formula="of:=IF([.B7]&gt;90;&quot;scholarship&quot;;&quot;noscholarship,&quot;)" table:style-name="ce1">
            <text:p>noscholarship,</text:p>
          </table:table-cell>
          <table:table-cell office:value-type="string" office:string-value="noscholarship" table:formula="of:=IF(AND([.B7]&gt;80;[.C7]&gt;80);&quot;scholarship&quot;;&quot;noscholarship&quot;)" table:style-name="ce1">
            <text:p>noscholarship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rovide maths scholarship, if score &gt;9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holarship for student that score more than 80 in maths and phy</text:p>
          </table:table-cell>
          <table:table-cell table:number-columns-repeated="16382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3"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TEMS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UNIT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AX</text:p>
          </table:table-cell>
          <table:table-cell office:value-type="string" table:style-name="ce1">
            <text:p>TAX AMONTH</text:p>
          </table:table-cell>
          <table:table-cell office:value-type="string" table:style-name="ce1">
            <text:p>MR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NCIL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percentage" office:value="0.05" table:style-name="ce2">
            <text:p>5%</text:p>
          </table:table-cell>
          <table:table-cell office:value-type="float" office:value="1.25" table:formula="of:=PRODUCT([.E2];[.D2])" table:style-name="ce1">
            <text:p>1.25</text:p>
          </table:table-cell>
          <table:table-cell office:value-type="float" office:value="26.25" table:formula="of:=SUM([.F2];[.D2])" table:style-name="ce1">
            <text:p>26.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N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00" table:style-name="ce1">
            <text:p>300</text:p>
          </table:table-cell>
          <table:table-cell office:value-type="percentage" office:value="0.08" table:style-name="ce2">
            <text:p>8%</text:p>
          </table:table-cell>
          <table:table-cell office:value-type="float" office:value="24" table:formula="of:=PRODUCT([.E3];[.D3])" table:style-name="ce1">
            <text:p>24</text:p>
          </table:table-cell>
          <table:table-cell office:value-type="float" office:value="324" table:formula="of:=SUM([.F3];[.D3])" table:style-name="ce1">
            <text:p>3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4<text:s/></text:p>
          </table:table-cell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percentage" office:value="0.12" table:style-name="ce2">
            <text:p>12%</text:p>
          </table:table-cell>
          <table:table-cell office:value-type="float" office:value="72" table:formula="of:=PRODUCT([.E4];[.D4])" table:style-name="ce1">
            <text:p>72</text:p>
          </table:table-cell>
          <table:table-cell office:value-type="float" office:value="672" table:formula="of:=SUM([.F4];[.D4])" table:style-name="ce1">
            <text:p>6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LER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00" table:style-name="ce1">
            <text:p>200</text:p>
          </table:table-cell>
          <table:table-cell office:value-type="percentage" office:value="0.05" table:style-name="ce2">
            <text:p>5%</text:p>
          </table:table-cell>
          <table:table-cell office:value-type="float" office:value="10" table:formula="of:=PRODUCT([.E5];[.D5])" table:style-name="ce1">
            <text:p>10</text:p>
          </table:table-cell>
          <table:table-cell office:value-type="float" office:value="210" table:formula="of:=SUM([.F5];[.D5])" table:style-name="ce1">
            <text:p>2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MP PADS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600" table:style-name="ce1">
            <text:p>600</text:p>
          </table:table-cell>
          <table:table-cell office:value-type="percentage" office:value="0.18" table:style-name="ce2">
            <text:p>18%</text:p>
          </table:table-cell>
          <table:table-cell office:value-type="float" office:value="108" table:formula="of:=PRODUCT([.E6];[.D6])" table:style-name="ce1">
            <text:p>108</text:p>
          </table:table-cell>
          <table:table-cell office:value-type="float" office:value="708" table:formula="of:=SUM([.F6];[.D6])" table:style-name="ce1">
            <text:p>708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95" table:formula="of:=AVERAGE([.B2:.B6])" table:style-name="ce1">
            <text:p>9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2" table:formula="of:=MODE([.C2:.C6])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" table:formula="of:=MODE([.C2:.C6])" table:style-name="ce1">
            <text:p>2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user</meta:initial-creator>
    <dc:creator>user</dc:creator>
    <meta:creation-date>2023-05-07T11:21:45Z</meta:creation-date>
    <dc:date>2023-05-28T18:33:29Z</dc:date>
  </office:meta>
</office:document-meta>
</file>